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Times" style:font-family-asian="Times" style:font-family-complex="Times" fo:background-color="transparent" fo:color="#000000"/>
    </style:style>
    <style:style style:name="T2" style:family="text">
      <style:text-properties fo:font-size="25.00pt" fo:font-weight="normal" fo:font-family="Times" style:font-family-asian="Times" style:font-family-complex="Times" fo:background-color="transparent" fo:color="#000000"/>
    </style:style>
    <style:style style:name="T3" style:family="text">
      <style:text-properties fo:font-size="21.00pt" fo:font-weight="normal" fo:font-family="Times" style:font-family-asian="Times" style:font-family-complex="Times" fo:background-color="transparent" fo:color="#000000"/>
    </style:style>
    <style:style style:name="T4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5" style:family="text">
      <style:text-properties fo:font-size="23.00pt" fo:font-weight="normal" fo:font-family="Times" style:font-family-asian="Times" style:font-family-complex="Times" fo:background-color="transparent" fo:color="#000000"/>
    </style:style>
    <style:style style:name="T6" style:family="text">
      <style:text-properties fo:font-size="21.50pt" fo:font-weight="normal" fo:font-family="Times" style:font-family-asian="Times" style:font-family-complex="Times" fo:background-color="transparent" fo:color="#000000"/>
    </style:style>
    <style:style style:name="T7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8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9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0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11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2" style:family="text">
      <style:text-properties fo:font-size="21.00pt" fo:font-weight="normal" fo:font-family="Times" style:font-family-asian="Times" style:font-family-complex="Times" fo:background-color="transparent" fo:color="#000000"/>
    </style:style>
    <style:style style:name="T13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14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5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16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7" style:family="text">
      <style:text-properties fo:font-size="23.00pt" fo:font-weight="normal" fo:font-family="Times" style:font-family-asian="Times" style:font-family-complex="Times" fo:background-color="transparent" fo:color="#000000"/>
    </style:style>
    <style:style style:name="T18" style:family="text">
      <style:text-properties fo:font-size="32.50pt" style:text-position="super" fo:font-weight="normal" fo:font-family="Times" style:font-family-asian="Times" style:font-family-complex="Times" fo:background-color="transparent" fo:color="#000000"/>
    </style:style>
    <style:style style:name="T19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20" style:family="text">
      <style:text-properties fo:font-size="23.00pt" fo:font-weight="normal" fo:font-family="Times" style:font-family-asian="Times" style:font-family-complex="Times" fo:background-color="transparent" fo:color="#000000"/>
    </style:style>
    <style:style style:name="T21" style:family="text">
      <style:text-properties fo:font-size="34.50pt" style:text-position="super" fo:font-weight="normal" fo:font-family="Times" style:font-family-asian="Times" style:font-family-complex="Times" fo:background-color="transparent" fo:color="#000000"/>
    </style:style>
    <style:style style:name="T22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23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24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25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26" style:family="text">
      <style:text-properties fo:font-size="33.50pt" fo:font-weight="normal" fo:font-family="Times" style:font-family-asian="Times" style:font-family-complex="Times" fo:background-color="transparent" fo:color="#000000"/>
    </style:style>
    <style:style style:name="T27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28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29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30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31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32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33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34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35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36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37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38" style:family="text">
      <style:text-properties fo:font-size="21.00pt" fo:font-weight="normal" fo:font-family="Times" style:font-family-asian="Times" style:font-family-complex="Times" fo:background-color="transparent" fo:color="#000000"/>
    </style:style>
    <style:style style:name="T39" style:family="text">
      <style:text-properties fo:font-size="25.50pt" style:text-position="super" fo:font-weight="normal" fo:font-family="Times" style:font-family-asian="Times" style:font-family-complex="Times" fo:background-color="transparent" fo:color="#000000"/>
    </style:style>
    <style:style style:name="T40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41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42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43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44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45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46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47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4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49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50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51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52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53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54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55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56" style:family="text">
      <style:text-properties fo:font-size="33.50pt" fo:font-weight="normal" fo:font-family="Times" style:font-family-asian="Times" style:font-family-complex="Times" fo:background-color="transparent" fo:color="#000000"/>
    </style:style>
    <style:style style:name="T57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58" style:family="text">
      <style:text-properties fo:font-size="21.00pt" fo:font-weight="normal" fo:font-family="Times" style:font-family-asian="Times" style:font-family-complex="Times" fo:background-color="transparent" fo:color="#000000"/>
    </style:style>
    <style:style style:name="T59" style:family="text">
      <style:text-properties fo:font-size="28.00pt" style:text-position="super" fo:font-weight="normal" fo:font-family="Times" style:font-family-asian="Times" style:font-family-complex="Times" fo:background-color="transparent" fo:color="#000000"/>
    </style:style>
    <style:style style:name="T60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61" style:family="text">
      <style:text-properties fo:font-size="29.50pt" style:text-position="super" fo:font-weight="normal" fo:font-family="Times" style:font-family-asian="Times" style:font-family-complex="Times" fo:background-color="transparent" fo:color="#000000"/>
    </style:style>
    <style:style style:name="T62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63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64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65" style:family="text">
      <style:text-properties fo:font-size="28.00pt" style:text-position="sub" fo:font-weight="normal" fo:font-family="Times" style:font-family-asian="Times" style:font-family-complex="Times" fo:background-color="transparent" fo:color="#000000"/>
    </style:style>
    <style:style style:name="T66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67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68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69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70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71" style:family="text">
      <style:text-properties fo:font-size="26.50pt" style:text-position="sub" fo:font-weight="normal" fo:font-family="Times" style:font-family-asian="Times" style:font-family-complex="Times" fo:background-color="transparent" fo:color="#000000"/>
    </style:style>
    <style:style style:name="T72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73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74" style:family="text">
      <style:text-properties fo:font-size="26.00pt" style:text-position="sub" fo:font-weight="normal" fo:font-family="Times" style:font-family-asian="Times" style:font-family-complex="Times" fo:background-color="transparent" fo:color="#000000"/>
    </style:style>
    <style:style style:name="T75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76" style:family="text">
      <style:text-properties fo:font-size="21.00pt" fo:font-weight="normal" fo:font-family="Times" style:font-family-asian="Times" style:font-family-complex="Times" fo:background-color="transparent" fo:color="#000000"/>
    </style:style>
    <style:style style:name="T77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78" style:family="text">
      <style:text-properties fo:font-size="14.00pt" fo:font-weight="normal" fo:font-family="Times" style:font-family-asian="Times" style:font-family-complex="Times" fo:background-color="transparent" fo:color="#000000"/>
    </style:style>
    <style:style style:name="T79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80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81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82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83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84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85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86" style:family="text">
      <style:text-properties fo:font-size="32.00pt" fo:font-weight="normal" fo:font-family="Times" style:font-family-asian="Times" style:font-family-complex="Times" fo:background-color="transparent" fo:color="#000000"/>
    </style:style>
    <style:style style:name="T87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88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89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90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91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92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93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94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95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96" style:family="text">
      <style:text-properties fo:font-size="21.50pt" fo:font-weight="normal" fo:font-family="Times" style:font-family-asian="Times" style:font-family-complex="Times" fo:background-color="transparent" fo:color="#000000"/>
    </style:style>
    <style:style style:name="T97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98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99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00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01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02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103" style:family="text">
      <style:text-properties fo:font-size="14.50pt" fo:font-weight="normal" fo:font-family="Times" style:font-family-asian="Times" style:font-family-complex="Times" fo:background-color="transparent" fo:color="#000000"/>
    </style:style>
    <style:style style:name="T104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05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06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07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08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109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10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11" style:family="text">
      <style:text-properties fo:font-size="37.50pt" fo:font-weight="normal" fo:font-family="Times" style:font-family-asian="Times" style:font-family-complex="Times" fo:background-color="transparent" fo:color="#000000"/>
    </style:style>
    <style:style style:name="T112" style:family="text">
      <style:text-properties fo:font-size="34.50pt" fo:font-weight="normal" fo:font-family="Times" style:font-family-asian="Times" style:font-family-complex="Times" fo:background-color="transparent" fo:color="#000000"/>
    </style:style>
    <style:style style:name="T113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114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15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16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17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1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19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20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121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22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23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24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25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26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27" style:family="text">
      <style:text-properties fo:font-size="14.50pt" fo:font-weight="normal" fo:font-family="Times" style:font-family-asian="Times" style:font-family-complex="Times" fo:background-color="transparent" fo:color="#000000"/>
    </style:style>
    <style:style style:name="T12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29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30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31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132" style:family="text">
      <style:text-properties fo:font-size="37.00pt" fo:font-weight="normal" fo:font-family="Times" style:font-family-asian="Times" style:font-family-complex="Times" fo:background-color="transparent" fo:color="#000000"/>
    </style:style>
    <style:style style:name="T133" style:family="text">
      <style:text-properties fo:font-size="34.00pt" fo:font-weight="normal" fo:font-family="Times" style:font-family-asian="Times" style:font-family-complex="Times" fo:background-color="transparent" fo:color="#000000"/>
    </style:style>
    <style:style style:name="T134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135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136" style:family="text">
      <style:text-properties fo:font-size="14.50pt" fo:font-weight="normal" fo:font-family="Times" style:font-family-asian="Times" style:font-family-complex="Times" fo:background-color="transparent" fo:color="#000000"/>
    </style:style>
    <style:style style:name="T137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38" style:family="text">
      <style:text-properties fo:font-size="27.50pt" style:text-position="super" fo:font-weight="normal" fo:font-family="Times" style:font-family-asian="Times" style:font-family-complex="Times" fo:background-color="transparent" fo:color="#000000"/>
    </style:style>
    <style:style style:name="T139" style:family="text">
      <style:text-properties fo:font-size="29.00pt" style:text-position="super" fo:font-weight="normal" fo:font-family="Times" style:font-family-asian="Times" style:font-family-complex="Times" fo:background-color="transparent" fo:color="#000000"/>
    </style:style>
    <style:style style:name="T140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41" style:family="text">
      <style:text-properties fo:font-size="27.50pt" style:text-position="super" fo:font-weight="normal" fo:font-family="Times" style:font-family-asian="Times" style:font-family-complex="Times" fo:background-color="transparent" fo:color="#000000"/>
    </style:style>
    <style:style style:name="T142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43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144" style:family="text">
      <style:text-properties fo:font-size="24.00pt" style:text-position="super" fo:font-weight="normal" fo:font-family="Times" style:font-family-asian="Times" style:font-family-complex="Times" fo:background-color="transparent" fo:color="#000000"/>
    </style:style>
    <style:style style:name="T145" style:family="text">
      <style:text-properties fo:font-size="27.50pt" style:text-position="super" fo:font-weight="normal" fo:font-family="Times" style:font-family-asian="Times" style:font-family-complex="Times" fo:background-color="transparent" fo:color="#000000"/>
    </style:style>
    <style:style style:name="T146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47" style:family="text">
      <style:text-properties fo:font-size="27.50pt" style:text-position="sub" fo:font-weight="normal" fo:font-family="Times" style:font-family-asian="Times" style:font-family-complex="Times" fo:background-color="transparent" fo:color="#000000"/>
    </style:style>
    <style:style style:name="T14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49" style:family="text">
      <style:text-properties fo:font-size="29.50pt" style:text-position="sub" fo:font-weight="normal" fo:font-family="Times" style:font-family-asian="Times" style:font-family-complex="Times" fo:background-color="transparent" fo:color="#000000"/>
    </style:style>
    <style:style style:name="T150" style:family="text">
      <style:text-properties fo:font-size="29.00pt" style:text-position="sub" fo:font-weight="normal" fo:font-family="Times" style:font-family-asian="Times" style:font-family-complex="Times" fo:background-color="transparent" fo:color="#000000"/>
    </style:style>
    <style:style style:name="T151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52" style:family="text">
      <style:text-properties fo:font-size="26.50pt" style:text-position="super" fo:font-weight="normal" fo:font-family="Times" style:font-family-asian="Times" style:font-family-complex="Times" fo:background-color="transparent" fo:color="#000000"/>
    </style:style>
    <style:style style:name="T153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154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55" style:family="text">
      <style:text-properties fo:font-size="26.00pt" style:text-position="super" fo:font-weight="normal" fo:font-family="Times" style:font-family-asian="Times" style:font-family-complex="Times" fo:background-color="transparent" fo:color="#000000"/>
    </style:style>
    <style:style style:name="T156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157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58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59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60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161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62" style:family="text">
      <style:text-properties fo:font-size="35.50pt" fo:font-weight="normal" fo:font-family="Times" style:font-family-asian="Times" style:font-family-complex="Times" fo:background-color="transparent" fo:color="#000000"/>
    </style:style>
    <style:style style:name="T163" style:family="text">
      <style:text-properties fo:font-size="32.00pt" fo:font-weight="normal" fo:font-family="Times" style:font-family-asian="Times" style:font-family-complex="Times" fo:background-color="transparent" fo:color="#000000"/>
    </style:style>
    <style:style style:name="T164" style:family="text">
      <style:text-properties fo:font-size="23.50pt" fo:font-weight="normal" fo:font-family="Times" style:font-family-asian="Times" style:font-family-complex="Times" fo:background-color="transparent" fo:color="#000000"/>
    </style:style>
    <style:style style:name="T165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166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67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16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69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70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71" style:family="text">
      <style:text-properties fo:font-size="25.50pt" style:text-position="super" fo:font-weight="normal" fo:font-family="Times" style:font-family-asian="Times" style:font-family-complex="Times" fo:background-color="transparent" fo:color="#000000"/>
    </style:style>
    <style:style style:name="T172" style:family="text">
      <style:text-properties fo:font-size="27.50pt" style:text-position="super" fo:font-weight="normal" fo:font-family="Times" style:font-family-asian="Times" style:font-family-complex="Times" fo:background-color="transparent" fo:color="#000000"/>
    </style:style>
    <style:style style:name="T173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74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75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76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77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78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79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80" style:family="text">
      <style:text-properties fo:font-size="14.50pt" fo:font-weight="normal" fo:font-family="Times" style:font-family-asian="Times" style:font-family-complex="Times" fo:background-color="transparent" fo:color="#000000"/>
    </style:style>
    <style:style style:name="T181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82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183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84" style:family="text">
      <style:text-properties fo:font-size="38.00pt" fo:font-weight="normal" fo:font-family="Times" style:font-family-asian="Times" style:font-family-complex="Times" fo:background-color="transparent" fo:color="#000000"/>
    </style:style>
    <style:style style:name="T185" style:family="text">
      <style:text-properties fo:font-size="33.50pt" fo:font-weight="normal" fo:font-family="Times" style:font-family-asian="Times" style:font-family-complex="Times" fo:background-color="transparent" fo:color="#000000"/>
    </style:style>
    <style:style style:name="T186" style:family="text">
      <style:text-properties fo:font-size="20.50pt" fo:font-weight="normal" fo:font-family="Times" style:font-family-asian="Times" style:font-family-complex="Times" fo:background-color="transparent" fo:color="#000000"/>
    </style:style>
    <style:style style:name="T187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188" style:family="text">
      <style:text-properties fo:font-size="19.50pt" fo:font-weight="normal" fo:font-family="Times" style:font-family-asian="Times" style:font-family-complex="Times" fo:background-color="transparent" fo:color="#000000"/>
    </style:style>
    <style:style style:name="T189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90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191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92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193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194" style:family="text">
      <style:text-properties fo:font-size="20.00pt" fo:font-weight="normal" fo:font-family="Times" style:font-family-asian="Times" style:font-family-complex="Times" fo:background-color="transparent" fo:color="#000000"/>
    </style:style>
    <style:style style:name="T195" style:family="text">
      <style:text-properties fo:font-size="26.50pt" style:text-position="super" fo:font-weight="normal" fo:font-family="Times" style:font-family-asian="Times" style:font-family-complex="Times" fo:background-color="transparent" fo:color="#000000"/>
    </style:style>
    <style:style style:name="T196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197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198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199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200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201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202" style:family="text">
      <style:text-properties fo:font-size="17.50pt" fo:font-weight="normal" fo:font-family="Times" style:font-family-asian="Times" style:font-family-complex="Times" fo:background-color="transparent" fo:color="#000000"/>
    </style:style>
    <style:style style:name="T203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204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205" style:family="text">
      <style:text-properties fo:font-size="27.00pt" style:text-position="super" fo:font-weight="normal" fo:font-family="Times" style:font-family-asian="Times" style:font-family-complex="Times" fo:background-color="transparent" fo:color="#000000"/>
    </style:style>
    <style:style style:name="T206" style:family="text">
      <style:text-properties fo:font-size="18.00pt" fo:font-weight="normal" fo:font-family="Times" style:font-family-asian="Times" style:font-family-complex="Times" fo:background-color="transparent" fo:color="#000000"/>
    </style:style>
    <style:style style:name="T207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208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209" style:family="text">
      <style:text-properties fo:font-size="17.00pt" fo:font-weight="normal" fo:font-family="Times" style:font-family-asian="Times" style:font-family-complex="Times" fo:background-color="transparent" fo:color="#000000"/>
    </style:style>
    <style:style style:name="T210" style:family="text">
      <style:text-properties fo:font-size="27.50pt" fo:font-weight="normal" fo:font-family="Times" style:font-family-asian="Times" style:font-family-complex="Times" fo:background-color="transparent" fo:color="#000000"/>
    </style:style>
    <style:style style:name="T211" style:family="text">
      <style:text-properties fo:font-size="28.00pt" style:text-position="super" fo:font-weight="normal" fo:font-family="Times" style:font-family-asian="Times" style:font-family-complex="Times" fo:background-color="transparent" fo:color="#000000"/>
    </style:style>
    <style:style style:name="T212" style:family="text">
      <style:text-properties fo:font-size="21.50pt" fo:font-weight="normal" fo:font-family="Times" style:font-family-asian="Times" style:font-family-complex="Times" fo:background-color="transparent" fo:color="#000000"/>
    </style:style>
    <style:style style:name="T213" style:family="text">
      <style:text-properties fo:font-size="31.00pt" style:text-position="super" fo:font-weight="normal" fo:font-family="Times" style:font-family-asian="Times" style:font-family-complex="Times" fo:background-color="transparent" fo:color="#000000"/>
    </style:style>
    <style:style style:name="T214" style:family="text">
      <style:text-properties fo:font-size="19.00pt" fo:font-weight="normal" fo:font-family="Times" style:font-family-asian="Times" style:font-family-complex="Times" fo:background-color="transparent" fo:color="#000000"/>
    </style:style>
    <style:style style:name="T215" style:family="text">
      <style:text-properties fo:font-size="28.00pt" style:text-position="super" fo:font-weight="normal" fo:font-family="Times" style:font-family-asian="Times" style:font-family-complex="Times" fo:background-color="transparent" fo:color="#000000"/>
    </style:style>
    <style:style style:name="T216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217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18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219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20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221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22" style:family="text">
      <style:text-properties fo:font-size="18.50pt" fo:font-weight="normal" fo:font-family="Times" style:font-family-asian="Times" style:font-family-complex="Times" fo:background-color="transparent" fo:color="#000000"/>
    </style:style>
    <style:style style:name="T223" style:family="text">
      <style:text-properties fo:font-size="25.00pt" style:text-position="super" fo:font-weight="normal" fo:font-family="Times" style:font-family-asian="Times" style:font-family-complex="Times" fo:background-color="transparent" fo:color="#000000"/>
    </style:style>
    <style:style style:name="T224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25" style:family="text">
      <style:text-properties fo:font-size="16.00pt" fo:font-weight="normal" fo:font-family="Times" style:font-family-asian="Times" style:font-family-complex="Times" fo:background-color="transparent" fo:color="#000000"/>
    </style:style>
    <style:style style:name="T226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227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228" style:family="text">
      <style:text-properties fo:font-size="16.50pt" fo:font-weight="normal" fo:font-family="Times" style:font-family-asian="Times" style:font-family-complex="Times" fo:background-color="transparent" fo:color="#000000"/>
    </style:style>
    <style:style style:name="T229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30" style:family="text">
      <style:text-properties fo:font-size="12.00pt" fo:font-weight="normal" fo:font-family="Times" style:font-family-asian="Times" style:font-family-complex="Times" fo:background-color="transparent" fo:color="#000000"/>
    </style:style>
    <style:style style:name="T231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232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33" style:family="text">
      <style:text-properties fo:font-size="11.00pt" fo:font-weight="normal" fo:font-family="Times" style:font-family-asian="Times" style:font-family-complex="Times" fo:background-color="transparent" fo:color="#000000"/>
    </style:style>
    <style:style style:name="T234" style:family="text">
      <style:text-properties fo:font-size="15.50pt" fo:font-weight="normal" fo:font-family="Times" style:font-family-asian="Times" style:font-family-complex="Times" fo:background-color="transparent" fo:color="#000000"/>
    </style:style>
    <style:style style:name="T235" style:family="text">
      <style:text-properties fo:font-size="15.00pt" fo:font-weight="normal" fo:font-family="Times" style:font-family-asian="Times" style:font-family-complex="Times" fo:background-color="transparent" fo:color="#000000"/>
    </style:style>
    <style:style style:name="T236" style:family="text">
      <style:text-properties fo:font-size="14.50pt" fo:font-weight="normal" fo:font-family="Times" style:font-family-asian="Times" style:font-family-complex="Times" fo:background-color="transparent" fo:color="#000000"/>
    </style:style>
    <style:style style:name="P1" style:family="paragraph">
      <style:paragraph-properties fo:line-height="80.00%" fo:text-align="left"/>
    </style:style>
    <style:style style:name="P2" style:family="paragraph">
      <style:paragraph-properties fo:line-height="80.00%" fo:text-align="left" fo:margin-top="20.50pt"/>
    </style:style>
    <style:style style:name="P3" style:family="paragraph">
      <style:paragraph-properties fo:line-height="180.00%" fo:text-align="left" fo:margin-top="24.65pt"/>
    </style:style>
    <style:style style:name="P4" style:family="paragraph">
      <style:paragraph-properties fo:line-height="80.00%" fo:text-align="left" fo:margin-top="1.60pt"/>
    </style:style>
    <style:style style:name="P5" style:family="paragraph">
      <style:paragraph-properties fo:line-height="130.00%" fo:text-align="left" fo:margin-top="40.65pt"/>
    </style:style>
    <style:style style:name="P6" style:family="paragraph">
      <style:paragraph-properties fo:line-height="110.00%" fo:text-align="left" fo:margin-top="11.95pt"/>
    </style:style>
    <style:style style:name="P7" style:family="paragraph">
      <style:paragraph-properties fo:line-height="80.00%" fo:text-align="left"/>
    </style:style>
    <style:style style:name="P8" style:family="paragraph">
      <style:paragraph-properties fo:line-height="80.00%" fo:text-align="left" fo:margin-top="12.50pt"/>
    </style:style>
    <style:style style:name="P9" style:family="paragraph">
      <style:paragraph-properties fo:line-height="80.00%" fo:text-align="left" fo:margin-top="316.20pt"/>
    </style:style>
    <style:style style:name="P10" style:family="paragraph">
      <style:paragraph-properties fo:line-height="130.00%" fo:text-align="left" fo:margin-top="31.05pt"/>
    </style:style>
    <style:style style:name="P11" style:family="paragraph">
      <style:paragraph-properties fo:line-height="130.00%" fo:text-align="left" fo:margin-top="10.75pt"/>
    </style:style>
    <style:style style:name="P12" style:family="paragraph">
      <style:paragraph-properties fo:line-height="130.00%" fo:text-align="left" fo:margin-top="14.00pt"/>
    </style:style>
    <style:style style:name="P13" style:family="paragraph">
      <style:paragraph-properties fo:line-height="80.00%" fo:text-align="left" fo:margin-top="2.10pt"/>
    </style:style>
    <style:style style:name="P14" style:family="paragraph">
      <style:paragraph-properties fo:line-height="80.00%" fo:text-align="left" fo:margin-top="7.70pt"/>
    </style:style>
    <style:style style:name="P15" style:family="paragraph">
      <style:paragraph-properties fo:line-height="80.00%" fo:text-align="left" fo:margin-top="9.40pt"/>
    </style:style>
    <style:style style:name="P16" style:family="paragraph">
      <style:paragraph-properties fo:line-height="100.00%" fo:text-align="left" fo:margin-left="62.95pt" fo:text-indent="0.00pt"/>
    </style:style>
    <style:style style:name="P17" style:family="paragraph">
      <style:paragraph-properties fo:line-height="100.00%" fo:text-align="left" fo:margin-left="61.90pt" fo:text-indent="0.00pt" fo:margin-top="12.20pt"/>
    </style:style>
    <style:style style:name="P18" style:family="paragraph">
      <style:paragraph-properties fo:line-height="100.00%" fo:text-align="right" fo:margin-right="22.95pt" fo:margin-top="317.15pt"/>
    </style:style>
    <style:style style:name="P19" style:family="paragraph">
      <style:paragraph-properties fo:line-height="110.00%" fo:text-align="justify" fo:margin-left="61.90pt" fo:text-indent="-0.70pt" fo:margin-right="23.95pt" fo:margin-top="27.40pt"/>
    </style:style>
    <style:style style:name="P20" style:family="paragraph">
      <style:paragraph-properties fo:line-height="110.00%" fo:text-align="left" fo:margin-left="62.20pt" fo:text-indent="-0.35pt" fo:margin-right="97.85pt" fo:margin-top="14.35pt"/>
    </style:style>
    <style:style style:name="P21" style:family="paragraph">
      <style:paragraph-properties fo:line-height="120.00%" fo:text-align="left" fo:margin-left="424.15pt" fo:text-indent="-361.70pt" fo:margin-right="24.15pt" fo:margin-top="13.35pt"/>
    </style:style>
    <style:style style:name="P22" style:family="paragraph">
      <style:paragraph-properties fo:line-height="100.00%" fo:text-align="right" fo:margin-right="25.95pt" fo:margin-top="0.75pt"/>
    </style:style>
    <style:style style:name="P23" style:family="paragraph">
      <style:paragraph-properties fo:line-height="100.00%" fo:text-align="right" fo:margin-right="25.85pt" fo:margin-top="8.25pt"/>
    </style:style>
    <style:style style:name="P24" style:family="paragraph">
      <style:paragraph-properties fo:line-height="100.00%" fo:text-align="right" fo:margin-right="25.60pt" fo:margin-top="8.20pt"/>
    </style:style>
    <style:style style:name="P25" style:family="paragraph">
      <style:paragraph-properties fo:line-height="80.00%" fo:text-align="left" fo:margin-top="13.50pt"/>
    </style:style>
    <style:style style:name="P26" style:family="paragraph">
      <style:paragraph-properties fo:line-height="80.00%" fo:text-align="left" fo:margin-top="10.95pt"/>
    </style:style>
    <style:style style:name="P27" style:family="paragraph">
      <style:paragraph-properties fo:line-height="80.00%" fo:text-align="left" fo:margin-top="312.70pt"/>
    </style:style>
    <style:style style:name="P28" style:family="paragraph">
      <style:paragraph-properties fo:line-height="130.00%" fo:text-align="left" fo:margin-top="30.95pt"/>
    </style:style>
    <style:style style:name="P29" style:family="paragraph">
      <style:paragraph-properties fo:line-height="120.00%" fo:text-align="left" fo:margin-top="9.65pt"/>
    </style:style>
    <style:style style:name="P30" style:family="paragraph">
      <style:paragraph-properties fo:line-height="135.00%" fo:text-align="left" fo:margin-top="15.35pt"/>
    </style:style>
    <style:style style:name="P31" style:family="paragraph">
      <style:paragraph-properties fo:line-height="80.00%" fo:text-align="left" fo:margin-top="1.20pt"/>
    </style:style>
    <style:style style:name="P32" style:family="paragraph">
      <style:paragraph-properties fo:line-height="80.00%" fo:text-align="left" fo:margin-top="7.70pt"/>
    </style:style>
    <style:style style:name="P33" style:family="paragraph">
      <style:paragraph-properties fo:line-height="80.00%" fo:text-align="left" fo:margin-top="7.45pt"/>
    </style:style>
    <style:style style:name="P34" style:family="paragraph">
      <style:paragraph-properties fo:line-height="100.00%" fo:text-align="left" fo:margin-left="55.25pt" fo:text-indent="0.00pt" fo:margin-top="7.55pt"/>
    </style:style>
    <style:style style:name="P35" style:family="paragraph">
      <style:paragraph-properties fo:line-height="100.00%" fo:text-align="left" fo:margin-left="60.80pt" fo:text-indent="0.00pt" fo:margin-top="6.30pt"/>
    </style:style>
    <style:style style:name="P36" style:family="paragraph">
      <style:paragraph-properties fo:line-height="100.00%" fo:text-align="right" fo:margin-right="29.50pt" fo:margin-top="316.40pt"/>
    </style:style>
    <style:style style:name="P37" style:family="paragraph">
      <style:paragraph-properties fo:line-height="125.00%" fo:text-align="justify" fo:margin-left="61.35pt" fo:text-indent="-0.70pt" fo:margin-right="31.00pt" fo:margin-top="31.40pt"/>
    </style:style>
    <style:style style:name="P38" style:family="paragraph">
      <style:paragraph-properties fo:line-height="120.00%" fo:text-align="left" fo:margin-left="61.70pt" fo:text-indent="-0.30pt" fo:margin-right="99.70pt" fo:margin-top="12.35pt"/>
    </style:style>
    <style:style style:name="P39" style:family="paragraph">
      <style:paragraph-properties fo:line-height="125.00%" fo:text-align="left" fo:margin-left="419.75pt" fo:text-indent="-358.70pt" fo:margin-right="30.45pt" fo:margin-top="15.00pt"/>
    </style:style>
    <style:style style:name="P40" style:family="paragraph">
      <style:paragraph-properties fo:line-height="100.00%" fo:text-align="right" fo:margin-right="28.55pt" fo:margin-top="3.30pt"/>
    </style:style>
    <style:style style:name="P41" style:family="paragraph">
      <style:paragraph-properties fo:line-height="100.00%" fo:text-align="right" fo:margin-right="31.05pt" fo:margin-top="9.00pt"/>
    </style:style>
    <style:style style:name="P42" style:family="paragraph">
      <style:paragraph-properties fo:line-height="100.00%" fo:text-align="right" fo:margin-right="30.15pt" fo:margin-top="8.70pt"/>
    </style:style>
    <style:style style:name="P43" style:family="paragraph">
      <style:paragraph-properties fo:line-height="100.00%" fo:text-align="left" fo:margin-left="55.60pt" fo:text-indent="0.00pt"/>
    </style:style>
    <style:style style:name="P44" style:family="paragraph">
      <style:paragraph-properties fo:line-height="100.00%" fo:text-align="left" fo:margin-left="60.25pt" fo:text-indent="0.00pt" fo:margin-top="7.10pt"/>
    </style:style>
    <style:style style:name="P45" style:family="paragraph">
      <style:paragraph-properties fo:line-height="100.00%" fo:text-align="right" fo:margin-right="35.15pt" fo:margin-top="311.15pt"/>
    </style:style>
    <style:style style:name="P46" style:family="paragraph">
      <style:paragraph-properties fo:line-height="115.00%" fo:text-align="justify" fo:margin-left="60.85pt" fo:text-indent="0.10pt" fo:margin-right="35.70pt" fo:margin-top="33.90pt"/>
    </style:style>
    <style:style style:name="P47" style:family="paragraph">
      <style:paragraph-properties fo:line-height="120.00%" fo:text-align="left" fo:margin-left="60.30pt" fo:text-indent="0.50pt" fo:margin-right="107.05pt" fo:margin-top="10.30pt"/>
    </style:style>
    <style:style style:name="P48" style:family="paragraph">
      <style:paragraph-properties fo:line-height="110.00%" fo:text-align="left" fo:margin-left="419.50pt" fo:text-indent="-358.95pt" fo:margin-right="35.75pt" fo:margin-top="13.15pt"/>
    </style:style>
    <style:style style:name="P49" style:family="paragraph">
      <style:paragraph-properties fo:line-height="100.00%" fo:text-align="right" fo:margin-right="36.85pt" fo:margin-top="4.70pt"/>
    </style:style>
    <style:style style:name="P50" style:family="paragraph">
      <style:paragraph-properties fo:line-height="100.00%" fo:text-align="right" fo:margin-right="36.05pt" fo:margin-top="6.70pt"/>
    </style:style>
    <style:style style:name="P51" style:family="paragraph">
      <style:paragraph-properties fo:line-height="100.00%" fo:text-align="right" fo:margin-right="35.15pt" fo:margin-top="7.35pt"/>
    </style:style>
    <style:style style:name="P52" style:family="paragraph">
      <style:paragraph-properties fo:line-height="100.00%" fo:text-align="left" fo:margin-left="55.15pt" fo:text-indent="0.00pt" fo:margin-top="16.00pt"/>
    </style:style>
    <style:style style:name="P53" style:family="paragraph">
      <style:paragraph-properties fo:line-height="100.00%" fo:text-align="left" fo:margin-left="59.85pt" fo:text-indent="0.00pt" fo:margin-top="8.20pt"/>
    </style:style>
    <style:style style:name="P54" style:family="paragraph">
      <style:paragraph-properties fo:line-height="100.00%" fo:text-align="right" fo:margin-right="38.60pt" fo:margin-top="304.35pt"/>
    </style:style>
    <style:style style:name="P55" style:family="paragraph">
      <style:paragraph-properties fo:line-height="130.00%" fo:text-align="justify" fo:margin-left="60.35pt" fo:text-indent="-0.70pt" fo:margin-right="37.95pt" fo:margin-top="28.90pt"/>
    </style:style>
    <style:style style:name="P56" style:family="paragraph">
      <style:paragraph-properties fo:line-height="130.00%" fo:text-align="left" fo:margin-left="60.60pt" fo:text-indent="-0.25pt" fo:margin-right="108.05pt" fo:margin-top="11.05pt"/>
    </style:style>
    <style:style style:name="P57" style:family="paragraph">
      <style:paragraph-properties fo:line-height="130.00%" fo:text-align="left" fo:margin-left="413.55pt" fo:text-indent="-353.50pt" fo:margin-right="38.65pt" fo:margin-top="13.75pt"/>
    </style:style>
    <style:style style:name="P58" style:family="paragraph">
      <style:paragraph-properties fo:line-height="100.00%" fo:text-align="right" fo:margin-right="38.80pt" fo:margin-top="3.05pt"/>
    </style:style>
    <style:style style:name="P59" style:family="paragraph">
      <style:paragraph-properties fo:line-height="100.00%" fo:text-align="right" fo:margin-right="40.00pt" fo:margin-top="9.20pt"/>
    </style:style>
    <style:style style:name="P60" style:family="paragraph">
      <style:paragraph-properties fo:line-height="100.00%" fo:text-align="right" fo:margin-right="37.15pt" fo:margin-top="9.20pt"/>
    </style:style>
    <style:style style:name="P61" style:family="paragraph">
      <style:paragraph-properties fo:line-height="80.00%" fo:text-align="left" fo:margin-top="3.45pt"/>
    </style:style>
    <style:style style:name="P62" style:family="paragraph">
      <style:paragraph-properties fo:line-height="80.00%" fo:text-align="left" fo:margin-top="8.65pt"/>
    </style:style>
    <style:style style:name="P63" style:family="paragraph">
      <style:paragraph-properties fo:line-height="130.00%" fo:text-align="left" fo:margin-top="371.00pt"/>
    </style:style>
    <style:style style:name="P64" style:family="paragraph">
      <style:paragraph-properties fo:line-height="135.00%" fo:text-align="left" fo:margin-top="12.00pt"/>
    </style:style>
    <style:style style:name="P65" style:family="paragraph">
      <style:paragraph-properties fo:line-height="130.00%" fo:text-align="left" fo:margin-top="13.00pt"/>
    </style:style>
    <style:style style:name="P66" style:family="paragraph">
      <style:paragraph-properties fo:line-height="80.00%" fo:text-align="left" fo:margin-top="1.75pt"/>
    </style:style>
    <style:style style:name="P67" style:family="paragraph">
      <style:paragraph-properties fo:line-height="80.00%" fo:text-align="left" fo:margin-top="8.55pt"/>
    </style:style>
    <style:style style:name="P68" style:family="paragraph">
      <style:paragraph-properties fo:line-height="80.00%" fo:text-align="left" fo:margin-top="10.60pt"/>
    </style:style>
    <style:style style:name="P69" style:family="paragraph">
      <style:paragraph-properties fo:line-height="100.00%" fo:text-align="left" fo:margin-left="55.40pt" fo:text-indent="0.00pt" fo:margin-top="16.35pt"/>
    </style:style>
    <style:style style:name="P70" style:family="paragraph">
      <style:paragraph-properties fo:line-height="100.00%" fo:text-align="left" fo:margin-left="55.15pt" fo:text-indent="0.00pt" fo:margin-top="10.20pt"/>
    </style:style>
    <style:style style:name="P71" style:family="paragraph">
      <style:paragraph-properties fo:line-height="100.00%" fo:text-align="right" fo:margin-right="86.55pt" fo:margin-top="276.20pt"/>
    </style:style>
    <style:style style:name="P72" style:family="paragraph">
      <style:paragraph-properties fo:line-height="135.00%" fo:text-align="justify" fo:margin-left="54.85pt" fo:text-indent="-0.65pt" fo:margin-right="85.00pt" fo:margin-top="28.70pt"/>
    </style:style>
    <style:style style:name="P73" style:family="paragraph">
      <style:paragraph-properties fo:line-height="130.00%" fo:text-align="left" fo:margin-left="55.10pt" fo:text-indent="-0.25pt" fo:margin-right="148.25pt" fo:margin-top="8.30pt"/>
    </style:style>
    <style:style style:name="P74" style:family="paragraph">
      <style:paragraph-properties fo:line-height="130.00%" fo:text-align="left" fo:margin-left="400.20pt" fo:text-indent="-345.60pt" fo:margin-right="85.60pt" fo:margin-top="12.80pt"/>
    </style:style>
    <style:style style:name="P75" style:family="paragraph">
      <style:paragraph-properties fo:line-height="100.00%" fo:text-align="right" fo:margin-right="87.05pt" fo:margin-top="2.50pt"/>
    </style:style>
    <style:style style:name="P76" style:family="paragraph">
      <style:paragraph-properties fo:line-height="100.00%" fo:text-align="right" fo:margin-right="87.35pt" fo:margin-top="8.00pt"/>
    </style:style>
    <style:style style:name="P77" style:family="paragraph">
      <style:paragraph-properties fo:line-height="100.00%" fo:text-align="right" fo:margin-right="83.70pt" fo:margin-top="7.70pt"/>
    </style:style>
  </office:automatic-styles>
  <office:body>
    <office:text>
      <text:p text:style-name="P1"><text:span text:style-name="T1">A<text:s/></text:span><text:span text:style-name="T2">Sex<text:s text:c="2"/></text:span></text:p>
      <text:p text:style-name="P2"><text:span text:style-name="T3">M,<text:s/></text:span><text:span text:style-name="T4">F,<text:s/></text:span><text:span text:style-name="T5">and<text:s/></text:span><text:span text:style-name="T6">I (infant)<text:s text:c="2"/></text:span></text:p>
      <text:p text:style-name="P3"><text:span text:style-name="T7">M<text:s/></text:span><text:span text:style-name="T8">37%<text:s text:c="2"/></text:span><text:span text:style-name="T9">32%<text:s text:c="2"/></text:span></text:p>
      <text:p text:style-name="P4"><text:span text:style-name="T9">Other (1307)<text:s/></text:span><text:span text:style-name="T10">31%<text:s text:c="2"/></text:span></text:p>
      <text:p text:style-name="P5"><text:span text:style-name="T11">Valid<text:s/></text:span><text:span text:style-name="T12">4177<text:s/></text:span><text:span text:style-name="T13">100%<text:s text:c="2"/></text:span><text:span text:style-name="T14">Mismatched<text:s/></text:span><text:span text:style-name="T15">0<text:s/></text:span><text:span text:style-name="T16">0%<text:s text:c="2"/></text:span><text:span text:style-name="T17">Missing<text:s/></text:span><text:span text:style-name="T18">0%<text:s/></text:span><text:span text:style-name="T19"><text:s/></text:span></text:p>
      <text:p text:style-name="P6"><text:span text:style-name="T20">Unique<text:s/></text:span><text:span text:style-name="T21">3<text:s/></text:span><text:span text:style-name="T22"><text:s/></text:span><text:span text:style-name="T23">Most Common<text:s/></text:span><text:span text:style-name="T24">M<text:s/></text:span><text:span text:style-name="T25">37% </text:span></text:p>
      <text:p text:style-name="P7"><text:span text:style-name="T26">Length<text:s text:c="2"/></text:span></text:p>
      <text:p text:style-name="P8"><text:span text:style-name="T27">Longest<text:s/></text:span><text:span text:style-name="T28">shell<text:s/></text:span><text:span text:style-name="T29">measurement<text:s text:c="2"/></text:span></text:p>
      <text:p text:style-name="P9"><text:span text:style-name="T30">0.07<text:s/></text:span><text:span text:style-name="T31">.81<text:s text:c="2"/></text:span></text:p>
      <text:p text:style-name="P10"><text:span text:style-name="T32">Valid<text:s/></text:span><text:span text:style-name="T33">4177<text:s/></text:span><text:span text:style-name="T34">100%<text:s text:c="2"/></text:span><text:span text:style-name="T35">Mismatched<text:s/></text:span><text:span text:style-name="T36">0<text:s/></text:span><text:span text:style-name="T37">0%<text:s text:c="2"/></text:span><text:span text:style-name="T38">Missing<text:s/></text:span><text:span text:style-name="T39">0%<text:s/></text:span><text:span text:style-name="T40"><text:s/></text:span></text:p>
      <text:p text:style-name="P11"><text:span text:style-name="T41">Mean<text:s/></text:span><text:span text:style-name="T42">0.52<text:s text:c="2"/></text:span><text:span text:style-name="T43">Std.<text:s/></text:span><text:span text:style-name="T44">Deviation 0.12<text:s text:c="2"/></text:span></text:p>
      <text:p text:style-name="P12"><text:span text:style-name="T45">Quantles<text:s/></text:span><text:span text:style-name="T46">0.07<text:s/></text:span><text:span text:style-name="T47">Min<text:s text:c="2"/></text:span><text:span text:style-name="T48">0.45<text:s/></text:span><text:span text:style-name="T49">25%<text:s text:c="2"/></text:span></text:p>
      <text:p text:style-name="P13"><text:span text:style-name="T50">0.55<text:s/></text:span><text:span text:style-name="T51">50%<text:s text:c="2"/></text:span></text:p>
      <text:p text:style-name="P14"><text:span text:style-name="T52">0.61<text:s/></text:span><text:span text:style-name="T53">75%<text:s text:c="2"/></text:span></text:p>
      <text:p text:style-name="P15"><text:span text:style-name="T54">0.81<text:s/></text:span><text:span text:style-name="T55">Max </text:span></text:p>
      <text:p text:style-name="P16"><text:span text:style-name="T56">Diameter<text:s text:c="2"/></text:span></text:p>
      <text:p text:style-name="P17"><text:span text:style-name="T57">perpendicular to<text:s/></text:span><text:span text:style-name="T58">length<text:s text:c="2"/></text:span></text:p>
      <text:p text:style-name="P18"><text:span text:style-name="T59">O.06<text:s/></text:span><text:span text:style-name="T60">0.65<text:s text:c="2"/></text:span></text:p>
      <text:p text:style-name="P19"><text:span text:style-name="T61">Valid<text:s/></text:span><text:span text:style-name="T62">4177<text:s/></text:span><text:span text:style-name="T63">100%<text:s text:c="2"/></text:span><text:span text:style-name="T64">Mismatched<text:s/></text:span><text:span text:style-name="T65">0%<text:s/></text:span><text:span text:style-name="T66"><text:s/></text:span><text:span text:style-name="T67">Missing<text:s/></text:span><text:span text:style-name="T68">0<text:s/></text:span><text:span text:style-name="T69">0%<text:s text:c="2"/></text:span></text:p>
      <text:p text:style-name="P20"><text:span text:style-name="T70">Mean<text:s/></text:span><text:span text:style-name="T71">0.41<text:s/></text:span><text:span text:style-name="T72"><text:s/></text:span><text:span text:style-name="T73">Std. Deviation<text:s/></text:span><text:span text:style-name="T74">0.1<text:s/></text:span><text:span text:style-name="T75"><text:s/></text:span></text:p>
      <text:p text:style-name="P21"><text:span text:style-name="T76">Quantiles<text:s/></text:span><text:span text:style-name="T77">0.06<text:s/></text:span><text:span text:style-name="T78">Ain<text:s text:c="2"/></text:span><text:span text:style-name="T79">0.35<text:s/></text:span><text:span text:style-name="T80">25%<text:s text:c="2"/></text:span></text:p>
      <text:p text:style-name="P22"><text:span text:style-name="T81">0.42<text:s/></text:span><text:span text:style-name="T82">50%<text:s text:c="2"/></text:span></text:p>
      <text:p text:style-name="P23"><text:span text:style-name="T83">0.48<text:s/></text:span><text:span text:style-name="T84">75%<text:s text:c="2"/></text:span></text:p>
      <text:p text:style-name="P24"><text:span text:style-name="T85">0.65 Max </text:span></text:p>
      <text:p text:style-name="P25"><text:span text:style-name="T86">#Height<text:s text:c="2"/></text:span><draw:frame text:anchor-type="as-char" svg:width="201.88mm" svg:height="279.40mm" style:rel-width="scale" style:rel-height="scale"><draw:object-ole xlink:href="OleObj1"/><draw:image xlink:href="ObjectReplacements/OleObj1"/></draw:frame><text:span text:style-name="T86"/></text:p>
      <text:p text:style-name="P26"><text:span text:style-name="T87">with<text:s/></text:span><text:span text:style-name="T88">meat<text:s/></text:span><text:span text:style-name="T89">in<text:s/></text:span><text:span text:style-name="T90">shell<text:s text:c="2"/></text:span></text:p>
      <text:p text:style-name="P27"><text:span text:style-name="T91">1.13<text:s text:c="2"/></text:span></text:p>
      <text:p text:style-name="P28"><text:span text:style-name="T92">Valid<text:s/></text:span><text:span text:style-name="T93">4177 100%<text:s text:c="2"/></text:span><text:span text:style-name="T94">Mismatched<text:s/></text:span><text:span text:style-name="T95">0%<text:s text:c="2"/></text:span><text:span text:style-name="T96">Missing<text:s/></text:span><text:span text:style-name="T97">0%<text:s text:c="2"/></text:span></text:p>
      <text:p text:style-name="P29"><text:span text:style-name="T98">Mean<text:s/></text:span><text:span text:style-name="T99">0.14<text:s text:c="2"/></text:span><text:span text:style-name="T100">Std. Deviation<text:s/></text:span><text:span text:style-name="T101">0.04<text:s text:c="2"/></text:span></text:p>
      <text:p text:style-name="P30"><text:span text:style-name="T102">Quantles<text:s/></text:span><text:span text:style-name="T103">Ain<text:s text:c="2"/></text:span><text:span text:style-name="T104">0.12<text:s/></text:span><text:span text:style-name="T105">25%<text:s text:c="2"/></text:span></text:p>
      <text:p text:style-name="P31"><text:span text:style-name="T106">0.14<text:s/></text:span><text:span text:style-name="T107">50%<text:s text:c="2"/></text:span></text:p>
      <text:p text:style-name="P32"><text:span text:style-name="T108">0.17 75%<text:s text:c="2"/></text:span></text:p>
      <text:p text:style-name="P33"><text:span text:style-name="T109">1.13<text:s/></text:span><text:span text:style-name="T110">Max </text:span></text:p>
      <text:p text:style-name="P34"><text:span text:style-name="T111">#Whole<text:s/></text:span><text:span text:style-name="T112">weight<text:s text:c="2"/></text:span><draw:frame text:anchor-type="as-char" svg:width="196.59mm" svg:height="279.40mm" style:rel-width="scale" style:rel-height="scale"><draw:object-ole xlink:href="OleObj2"/><draw:image xlink:href="ObjectReplacements/OleObj2"/></draw:frame><text:span text:style-name="T112"/></text:p>
      <text:p text:style-name="P35"><text:span text:style-name="T113">whole abalone<text:s text:c="2"/></text:span></text:p>
      <text:p text:style-name="P36"><text:span text:style-name="T114">2.83<text:s text:c="2"/></text:span></text:p>
      <text:p text:style-name="P37"><text:span text:style-name="T115">Valid<text:s/></text:span><text:span text:style-name="T116">4177<text:s/></text:span><text:span text:style-name="T117">100%<text:s text:c="2"/></text:span><text:span text:style-name="T118">Mismatched<text:s/></text:span><text:span text:style-name="T119">0%<text:s text:c="2"/></text:span><text:span text:style-name="T120">Missing<text:s/></text:span><text:span text:style-name="T121">0<text:s/></text:span><text:span text:style-name="T122">0%<text:s text:c="2"/></text:span></text:p>
      <text:p text:style-name="P38"><text:span text:style-name="T123">Mean 0.83<text:s text:c="2"/></text:span><text:span text:style-name="T124">Std. Deviation<text:s/></text:span><text:span text:style-name="T125">0.49<text:s text:c="2"/></text:span></text:p>
      <text:p text:style-name="P39"><text:span text:style-name="T126">Quantiles<text:s/></text:span><text:span text:style-name="T127">Min<text:s text:c="2"/></text:span><text:span text:style-name="T128">0.44 25%<text:s text:c="2"/></text:span></text:p>
      <text:p text:style-name="P40"><text:span text:style-name="T129">0.8 50%<text:s text:c="2"/></text:span></text:p>
      <text:p text:style-name="P41"><text:span text:style-name="T129">1.15 75%<text:s text:c="2"/></text:span></text:p>
      <text:p text:style-name="P42"><text:span text:style-name="T130">2.83<text:s/></text:span><text:span text:style-name="T131">Max </text:span></text:p>
      <text:p text:style-name="P43"><text:span text:style-name="T132">#Shucked<text:s/></text:span><text:span text:style-name="T133">weight<text:s text:c="2"/></text:span></text:p>
      <text:p text:style-name="P44"><text:span text:style-name="T134">weight of<text:s/></text:span><text:span text:style-name="T135">meat<text:s text:c="2"/></text:span></text:p>
      <text:p text:style-name="P45"><text:span text:style-name="T136">1.49<text:s text:c="2"/></text:span></text:p>
      <text:p text:style-name="P46"><text:span text:style-name="T137">Valid<text:s/></text:span><text:span text:style-name="T138">4177<text:s/></text:span><text:span text:style-name="T139">100%<text:s/></text:span><text:span text:style-name="T140"><text:s/>Mismatched<text:s/></text:span><text:span text:style-name="T141">%<text:s/></text:span><text:span text:style-name="T142"><text:s/></text:span><text:span text:style-name="T143">Missing<text:s/></text:span><text:span text:style-name="T144">0<text:s/></text:span><text:span text:style-name="T145">0%<text:s/></text:span><text:span text:style-name="T146"><text:s/></text:span></text:p>
      <text:p text:style-name="P47"><text:span text:style-name="T147">Mean<text:s/></text:span><text:span text:style-name="T148">0.36<text:s text:c="2"/></text:span><text:span text:style-name="T149">Std.<text:s/></text:span><text:span text:style-name="T150">Deviation<text:s/></text:span><text:span text:style-name="T151">0.22<text:s text:c="2"/></text:span></text:p>
      <text:p text:style-name="P48"><text:span text:style-name="T151">Quantiles<text:s/></text:span><text:span text:style-name="T152">fin<text:s/></text:span><text:span text:style-name="T153"><text:s/></text:span><text:span text:style-name="T154">0.19<text:s/></text:span><text:span text:style-name="T155">25%<text:s/></text:span><text:span text:style-name="T156"><text:s/></text:span></text:p>
      <text:p text:style-name="P49"><text:span text:style-name="T157">0.34<text:s/></text:span><text:span text:style-name="T158">50%<text:s text:c="2"/></text:span></text:p>
      <text:p text:style-name="P50"><text:span text:style-name="T159">0.5<text:s/></text:span><text:span text:style-name="T160">75%<text:s text:c="2"/></text:span></text:p>
      <text:p text:style-name="P51"><text:span text:style-name="T161">1.49 Max </text:span></text:p>
      <text:p text:style-name="P52"><text:span text:style-name="T162">#Viscera<text:s/></text:span><text:span text:style-name="T163">weight<text:s text:c="2"/></text:span><draw:frame text:anchor-type="as-char" svg:width="197.91mm" svg:height="279.40mm" style:rel-width="scale" style:rel-height="scale"><draw:object-ole xlink:href="OleObj3"/><draw:image xlink:href="ObjectReplacements/OleObj3"/></draw:frame><text:span text:style-name="T163"/></text:p>
      <text:p text:style-name="P53"><text:span text:style-name="T164">gut weight (after bleeding)<text:s text:c="2"/></text:span></text:p>
      <text:p text:style-name="P54"><text:span text:style-name="T165">0.76<text:s text:c="2"/></text:span></text:p>
      <text:p text:style-name="P55"><text:span text:style-name="T166">Valid<text:s/></text:span><text:span text:style-name="T167">4177<text:s/></text:span><text:span text:style-name="T168">100%<text:s text:c="2"/>Mismatched<text:s/></text:span><text:span text:style-name="T169">0%<text:s text:c="2"/></text:span><text:span text:style-name="T170">Missing<text:s/></text:span><text:span text:style-name="T171">0<text:s/></text:span><text:span text:style-name="T172">0%<text:s/></text:span><text:span text:style-name="T173"><text:s/></text:span></text:p>
      <text:p text:style-name="P56"><text:span text:style-name="T173">Mean 0.18<text:s text:c="2"/></text:span><text:span text:style-name="T174">Std. Deviation<text:s/></text:span><text:span text:style-name="T175">0.11<text:s text:c="2"/></text:span></text:p>
      <text:p text:style-name="P57"><text:span text:style-name="T176">Quantiles<text:s/></text:span><text:span text:style-name="T177">Min<text:s text:c="2"/></text:span><text:span text:style-name="T178">0.09<text:s/></text:span><text:span text:style-name="T179">25%<text:s text:c="2"/></text:span></text:p>
      <text:p text:style-name="P58"><text:span text:style-name="T180">0.17<text:s/></text:span><text:span text:style-name="T181">50%<text:s text:c="2"/></text:span></text:p>
      <text:p text:style-name="P59"><text:span text:style-name="T181">0.25<text:s/></text:span><text:span text:style-name="T182">75%<text:s text:c="2"/></text:span></text:p>
      <text:p text:style-name="P60"><text:span text:style-name="T183">0.76 Max </text:span></text:p>
      <text:p text:style-name="P61"><text:span text:style-name="T184">#Shell<text:s/></text:span><text:span text:style-name="T185">weight<text:s text:c="2"/></text:span><draw:frame text:anchor-type="as-char" svg:width="214.31mm" svg:height="279.40mm" style:rel-width="scale" style:rel-height="scale"><draw:object-ole xlink:href="OleObj4"/><draw:image xlink:href="ObjectReplacements/OleObj4"/></draw:frame><text:span text:style-name="T185"/></text:p>
      <text:p text:style-name="P62"><text:span text:style-name="T186">after<text:s/></text:span><text:span text:style-name="T187">being<text:s/></text:span><text:span text:style-name="T188">dried<text:s text:c="2"/></text:span></text:p>
      <text:p text:style-name="P63"><text:span text:style-name="T189">Valid<text:s/></text:span><text:span text:style-name="T190">4177<text:s/></text:span><text:span text:style-name="T191">100%<text:s text:c="2"/></text:span><text:span text:style-name="T192">Mismatched<text:s/></text:span><text:span text:style-name="T193">0%<text:s text:c="2"/></text:span><text:span text:style-name="T194">Missing<text:s/></text:span><text:span text:style-name="T195">0%<text:s/></text:span><text:span text:style-name="T196"><text:s/></text:span></text:p>
      <text:p text:style-name="P64"><text:span text:style-name="T197">Mean<text:s/></text:span><text:span text:style-name="T198">0.24<text:s text:c="2"/></text:span><text:span text:style-name="T199">Std. Deviation<text:s/></text:span><text:span text:style-name="T200">0.14<text:s text:c="2"/></text:span></text:p>
      <text:p text:style-name="P65"><text:span text:style-name="T201">Quantiles<text:s/></text:span><text:span text:style-name="T202">Min<text:s text:c="2"/></text:span><text:span text:style-name="T203">0.13<text:s/></text:span><text:span text:style-name="T204">25%<text:s text:c="2"/></text:span></text:p>
      <text:p text:style-name="P66"><text:span text:style-name="T205">0.23<text:s/></text:span><text:span text:style-name="T206">50%<text:s text:c="2"/></text:span></text:p>
      <text:p text:style-name="P67"><text:span text:style-name="T207">0.33<text:s/></text:span><text:span text:style-name="T208">75%<text:s text:c="2"/></text:span></text:p>
      <text:p text:style-name="P68"><text:span text:style-name="T209">1 Max </text:span></text:p>
      <text:p text:style-name="P69"><text:span text:style-name="T210">#Rings<text:s text:c="2"/></text:span><draw:frame text:anchor-type="as-char" svg:width="175.68mm" svg:height="279.40mm" style:rel-width="scale" style:rel-height="scale"><draw:object-ole xlink:href="OleObj5"/><draw:image xlink:href="ObjectReplacements/OleObj5"/></draw:frame><text:span text:style-name="T210"/></text:p>
      <text:p text:style-name="P70"><text:span text:style-name="T211">+1.5<text:s/></text:span><text:span text:style-name="T212">gives<text:s/></text:span><text:span text:style-name="T213">the<text:s/></text:span><text:span text:style-name="T214">age<text:s/></text:span><text:span text:style-name="T215">in<text:s/></text:span><text:span text:style-name="T216">years<text:s text:c="2"/></text:span></text:p>
      <text:p text:style-name="P71"><text:span text:style-name="T217">29<text:s text:c="2"/></text:span></text:p>
      <text:p text:style-name="P72"><text:span text:style-name="T218">Valid<text:s/></text:span><text:span text:style-name="T219">4177 100%<text:s text:c="2"/></text:span><text:span text:style-name="T220">Mismatched<text:s/></text:span><text:span text:style-name="T221">0%<text:s text:c="2"/></text:span><text:span text:style-name="T222">Missing<text:s/></text:span><text:span text:style-name="T223">0%<text:s/></text:span><text:span text:style-name="T224"><text:s/></text:span></text:p>
      <text:p text:style-name="P73"><text:span text:style-name="T224">Mean<text:s/></text:span><text:span text:style-name="T225">9.93<text:s text:c="2"/></text:span><text:span text:style-name="T226">Std. Deviation<text:s/></text:span><text:span text:style-name="T227">3.22<text:s text:c="2"/></text:span></text:p>
      <text:p text:style-name="P74"><text:span text:style-name="T228">Quantiles<text:s/></text:span><text:span text:style-name="T229">Min<text:s text:c="2"/></text:span><text:span text:style-name="T230">8<text:s/></text:span><text:span text:style-name="T231">25%<text:s text:c="2"/></text:span></text:p>
      <text:p text:style-name="P75"><text:span text:style-name="T232">9 50%<text:s text:c="2"/></text:span></text:p>
      <text:p text:style-name="P76"><text:span text:style-name="T233">11<text:s/></text:span><text:span text:style-name="T234">75%<text:s text:c="2"/></text:span></text:p>
      <text:p text:style-name="P77"><text:span text:style-name="T235">29<text:s/></text:span><text:span text:style-name="T236">Max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